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8.75cm" fo:min-width="5.5cm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3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7.95cm" fo:min-width="10.5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95cm" fo:min-width="7.7cm"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10.82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style:protect="siz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5cm" fo:min-width="0.515cm" style:protect="siz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 style:protect="siz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16cm" fo:min-width="0.066cm" style:protect="size"/>
    </style:style>
    <style:style style:name="gr13" style:family="graphic" style:parent-style-name="standard">
      <style:graphic-properties draw:stroke="none" svg:stroke-color="#000000" draw:fill="none" draw:fill-color="#ffffff" fo:min-height="0.94cm"/>
    </style:style>
    <style:style style:name="P1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none" draw:fill-color="#ffffff"/>
      <style:text-properties style:font-name="DejaVu Sans Light"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text-align="center"/>
      <style:text-properties fo:color="#000000"/>
    </style:style>
    <style:style style:name="P11" style:family="paragraph">
      <loext:graphic-properties draw:fill="solid" draw:fill-color="#ffffff"/>
      <style:paragraph-properties fo:text-align="center"/>
      <style:text-properties fo:color="#000000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9cm" svg:x="22.7cm" svg:y="1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cm" svg:height="0.886cm" svg:x="22.7cm" svg:y="12.453cm">
          <draw:text-box>
            <text:p><text:span text:style-name="T1">Correct sums</text:span></text:p>
          </draw:text-box>
        </draw:frame>
        <draw:frame draw:style-name="gr2" draw:text-style-name="P3" draw:layer="layout" svg:width="5.5cm" svg:height="0.886cm" svg:x="22.7cm" svg:y="13.504cm">
          <draw:text-box>
            <text:p><text:span text:style-name="T1">C</text:span><text:span text:style-name="T1">l</text:span><text:span text:style-name="T1">o</text:span><text:span text:style-name="T1">s</text:span><text:span text:style-name="T1">e</text:span><text:span text:style-name="T1">s</text:span><text:span text:style-name="T1">t </text:span><text:span text:style-name="T1">s</text:span><text:span text:style-name="T1">u</text:span><text:span text:style-name="T1">m</text:span></text:p>
          </draw:text-box>
        </draw:frame>
        <draw:frame draw:style-name="gr3" draw:text-style-name="P3" draw:layer="layout" svg:width="3.859cm" svg:height="0.886cm" svg:x="22.7cm" svg:y="14.554cm">
          <draw:text-box>
            <text:p><text:span text:style-name="T1">Least colours</text:span></text:p>
          </draw:text-box>
        </draw:frame>
        <draw:frame draw:style-name="gr4" draw:text-style-name="P2" draw:layer="layout" svg:width="5.9cm" svg:height="1.521cm" svg:x="22.7cm" svg:y="17.706cm">
          <draw:text-box>
            <text:p><text:span text:style-name="T1">M</text:span><text:span text:style-name="T1">o</text:span><text:span text:style-name="T1">s</text:span><text:span text:style-name="T1">t </text:span><text:span text:style-name="T1">o</text:span><text:span text:style-name="T1">f </text:span><text:span text:style-name="T1">a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/text:p>
          </draw:text-box>
        </draw:frame>
        <draw:frame draw:style-name="gr2" draw:text-style-name="P2" draw:layer="layout" svg:width="5.698cm" svg:height="0.886cm" svg:x="22.7cm" svg:y="18.756cm">
          <draw:text-box>
            <text:p><text:span text:style-name="T1">Most of a colour</text:span></text:p>
          </draw:text-box>
        </draw:frame>
        <draw:frame draw:style-name="gr2" draw:text-style-name="P2" draw:layer="layout" svg:width="5.9cm" svg:height="0.886cm" svg:x="22.7cm" svg:y="15.605cm">
          <draw:text-box>
            <text:p><text:span text:style-name="T1">3 </text:span><text:span text:style-name="T1">o</text:span><text:span text:style-name="T1">f </text:span><text:span text:style-name="T1">a </text:span><text:span text:style-name="T1">k</text:span><text:span text:style-name="T1">i</text:span><text:span text:style-name="T1">n</text:span><text:span text:style-name="T1">d </text:span><text:span text:style-name="T1">d</text:span><text:span text:style-name="T1">if</text:span><text:span text:style-name="T1">f. </text:span><text:span text:style-name="T1">c</text:span><text:span text:style-name="T1">o</text:span><text:span text:style-name="T1">l.</text:span></text:p>
          </draw:text-box>
        </draw:frame>
        <draw:frame draw:style-name="gr4" draw:text-style-name="P2" draw:layer="layout" svg:width="6.1cm" svg:height="1.521cm" svg:x="22.7cm" svg:y="16.655cm">
          <draw:text-box>
            <text:p><text:span text:style-name="T1">Sequence of </text:span><text:span text:style-name="T1">3, 4, 5, 6</text:span></text:p>
          </draw:text-box>
        </draw:frame>
        <draw:frame draw:style-name="gr5" draw:text-style-name="P5" draw:layer="layout" svg:width="6cm" svg:height="0.962cm" svg:x="22.7cm" svg:y="11.3cm">
          <draw:text-box>
            <text:p text:style-name="P4"><text:span text:style-name="T2">S</text:span><text:span text:style-name="T2">c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/text:p>
          </draw:text-box>
        </draw:frame>
        <draw:g>
          <draw:custom-shape draw:style-name="gr6" draw:text-style-name="P6" draw:layer="layout" svg:width="11.07cm" svg:height="8.2cm" svg:x="9.3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8.2cm" svg:height="1.845cm" draw:transform="rotate (1.5707963267949) translate (9.3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8.2cm" svg:height="1.845cm" draw:transform="rotate (1.5707963267949) translate (11.145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8.2cm" svg:height="1.845cm" draw:transform="rotate (1.5707963267949) translate (12.99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8.2cm" svg:height="1.845cm" draw:transform="rotate (1.5707963267949) translate (14.835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8.2cm" svg:height="1.845cm" draw:transform="rotate (1.5707963267949) translate (16.68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8.2cm" svg:height="1.845cm" draw:transform="rotate (1.5707963267949) translate (18.525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001cm" svg:height="11.07cm" draw:transform="rotate (1.5707963267949) translate (9.3cm 17.7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9" draw:text-style-name="P8" draw:layer="layout" svg:width="0.205cm" svg:height="0.205cm" draw:transform="rotate (1.5707963267949) translate (18.83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8.833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9.36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9.345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9.858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9.858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8" draw:layer="layout" svg:width="0.205cm" svg:height="0.205cm" draw:transform="rotate (1.5707963267949) translate (16.988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6.988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7.5cm 18.8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8.01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8.013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8" draw:layer="layout" svg:width="0.205cm" svg:height="0.205cm" draw:transform="rotate (1.5707963267949) translate (15.14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5.143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6.168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6.168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8" draw:layer="layout" svg:width="0.205cm" svg:height="0.205cm" draw:transform="rotate (1.5707963267949) translate (11.453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2.478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8" draw:layer="layout" svg:width="0.205cm" svg:height="0.205cm" draw:transform="rotate (1.5707963267949) translate (13.298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4.32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05cm" svg:height="0.205cm" draw:transform="rotate (1.5707963267949) translate (13.811cm 18.81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8" draw:layer="layout" svg:width="0.205cm" svg:height="0.205cm" draw:transform="rotate (1.5707963267949) translate (10.122cm 18.8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" draw:text-style-name="P9" draw:layer="layout" svg:width="1.435cm" svg:height="1.435cm" draw:transform="rotate (1.5707963267949) translate (9.535cm 17.345cm)">
              <text:p text:style-name="P7"><text:span text:style-name="T3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1.435cm" svg:height="1.435cm" draw:transform="rotate (1.5707963267949) translate (9.52cm 15.293cm)">
              <text:p text:style-name="P7"><text:span text:style-name="T3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1.435cm" svg:height="1.435cm" draw:transform="rotate (1.5707963267949) translate (9.505cm 13.245cm)">
              <text:p text:style-name="P7"><text:span text:style-name="T3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9" draw:layer="layout" svg:width="1.435cm" svg:height="1.435cm" draw:transform="rotate (1.5707963267949) translate (11.381cm 17.344cm)">
              <text:p text:style-name="P7"><text:span text:style-name="T3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1.435cm" svg:height="1.435cm" draw:transform="rotate (1.5707963267949) translate (11.366cm 15.292cm)">
              <text:p text:style-name="P7"><text:span text:style-name="T3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1.435cm" svg:height="1.435cm" draw:transform="rotate (1.5707963267949) translate (11.351cm 13.244cm)">
              <text:p text:style-name="P7"><text:span text:style-name="T3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9" draw:layer="layout" svg:width="1.435cm" svg:height="1.435cm" draw:transform="rotate (1.5707963267949) translate (13.227cm 17.343cm)">
              <text:p text:style-name="P7"><text:span text:style-name="T3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1.435cm" svg:height="1.435cm" draw:transform="rotate (1.5707963267949) translate (13.212cm 15.291cm)">
              <text:p text:style-name="P7"><text:span text:style-name="T3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1.435cm" svg:height="1.435cm" draw:transform="rotate (1.5707963267949) translate (13.197cm 13.243cm)">
              <text:p text:style-name="P7"><text:span text:style-name="T3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9" draw:layer="layout" svg:width="1.435cm" svg:height="1.435cm" draw:transform="rotate (1.5707963267949) translate (15.073cm 17.342cm)">
              <text:p text:style-name="P7"><text:span text:style-name="T3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1.435cm" svg:height="1.435cm" draw:transform="rotate (1.5707963267949) translate (15.058cm 15.29cm)">
              <text:p text:style-name="P7"><text:span text:style-name="T3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9" draw:layer="layout" svg:width="1.435cm" svg:height="1.435cm" draw:transform="rotate (1.5707963267949) translate (16.919cm 17.341cm)">
              <text:p text:style-name="P7"><text:span text:style-name="T3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1.435cm" svg:height="1.435cm" draw:transform="rotate (1.5707963267949) translate (16.904cm 15.289cm)">
              <text:p text:style-name="P7"><text:span text:style-name="T3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9" draw:layer="layout" svg:width="1.435cm" svg:height="1.435cm" draw:transform="rotate (1.5707963267949) translate (18.765cm 17.34cm)">
            <text:p text:style-name="P7"><text:span text:style-name="T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6cm" svg:height="9cm" svg:x="1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0" draw:layer="layout" svg:width="0.8cm" svg:height="0.8cm" svg:x="6cm" svg:y="1.42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4.7cm" svg:height="0.886cm" svg:x="1cm" svg:y="1.353cm">
              <draw:text-box>
                <text:p><text:span text:style-name="T1">Correct sum</text:span></text:p>
              </draw:text-box>
            </draw:frame>
          </draw:g>
          <draw:g>
            <draw:custom-shape draw:style-name="gr12" draw:text-style-name="P11" draw:layer="layout" svg:width="0.8cm" svg:height="0.8cm" svg:x="6cm" svg:y="2.508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3" draw:layer="layout" svg:width="5.5cm" svg:height="0.886cm" svg:x="1cm" svg:y="2.408cm">
              <draw:text-box>
                <text:p><text:span text:style-name="T1">Closest sum</text:span></text:p>
              </draw:text-box>
            </draw:frame>
          </draw:g>
          <draw:g>
            <draw:custom-shape draw:style-name="gr12" draw:text-style-name="P11" draw:layer="layout" svg:width="0.8cm" svg:height="0.8cm" svg:x="6cm" svg:y="3.526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3" draw:layer="layout" svg:width="3.859cm" svg:height="0.886cm" svg:x="1cm" svg:y="3.477cm">
              <draw:text-box>
                <text:p><text:span text:style-name="T1">Least colours</text:span></text:p>
              </draw:text-box>
            </draw:frame>
          </draw:g>
          <draw:g>
            <draw:custom-shape draw:style-name="gr11" draw:text-style-name="P10" draw:layer="layout" svg:width="0.8cm" svg:height="0.8cm" svg:x="6.001cm" svg:y="4.605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1.505cm" svg:x="1.001cm" svg:y="4.532cm">
              <draw:text-box>
                <text:p><text:span text:style-name="T1">3 of a kind diff. col.</text:span></text:p>
              </draw:text-box>
            </draw:frame>
          </draw:g>
          <draw:g>
            <draw:custom-shape draw:style-name="gr11" draw:text-style-name="P10" draw:layer="layout" svg:width="0.8cm" svg:height="0.8cm" svg:x="6.002cm" svg:y="5.661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.002cm" svg:y="5.588cm">
              <draw:text-box>
                <text:p><text:span text:style-name="T1">Sequence of three</text:span></text:p>
              </draw:text-box>
            </draw:frame>
          </draw:g>
          <draw:g>
            <draw:custom-shape draw:style-name="gr11" draw:text-style-name="P10" draw:layer="layout" svg:width="0.8cm" svg:height="0.8cm" svg:x="6.003cm" svg:y="6.71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.003cm" svg:y="6.643cm">
              <draw:text-box>
                <text:p><text:span text:style-name="T1">Sequence of four</text:span></text:p>
              </draw:text-box>
            </draw:frame>
          </draw:g>
          <draw:g>
            <draw:custom-shape draw:style-name="gr11" draw:text-style-name="P10" draw:layer="layout" svg:width="0.8cm" svg:height="0.8cm" svg:x="6.004cm" svg:y="7.771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.004cm" svg:y="7.698cm">
              <draw:text-box>
                <text:p><text:span text:style-name="T1">Sequence of five</text:span></text:p>
              </draw:text-box>
            </draw:frame>
          </draw:g>
          <draw:g>
            <draw:custom-shape draw:style-name="gr11" draw:text-style-name="P10" draw:layer="layout" svg:width="0.8cm" svg:height="0.8cm" svg:x="6.005cm" svg:y="8.826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.005cm" svg:y="8.753cm">
              <draw:text-box>
                <text:p><text:span text:style-name="T1">Sequence of six</text:span></text:p>
              </draw:text-box>
            </draw:frame>
          </draw:g>
        </draw:g>
        <draw:g>
          <draw:custom-shape draw:style-name="gr1" draw:text-style-name="P1" draw:layer="layout" svg:width="6cm" svg:height="9cm" svg:x="8.234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0" draw:layer="layout" svg:width="0.8cm" svg:height="0.8cm" svg:x="13.234cm" svg:y="1.42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4.7cm" svg:height="0.886cm" svg:x="8.234cm" svg:y="1.353cm">
              <draw:text-box>
                <text:p><text:span text:style-name="T1">Correct sum</text:span></text:p>
              </draw:text-box>
            </draw:frame>
          </draw:g>
          <draw:g>
            <draw:custom-shape draw:style-name="gr12" draw:text-style-name="P11" draw:layer="layout" svg:width="0.8cm" svg:height="0.8cm" svg:x="13.234cm" svg:y="2.508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3" draw:layer="layout" svg:width="5.5cm" svg:height="0.886cm" svg:x="8.234cm" svg:y="2.408cm">
              <draw:text-box>
                <text:p><text:span text:style-name="T1">Closest sum</text:span></text:p>
              </draw:text-box>
            </draw:frame>
          </draw:g>
          <draw:g>
            <draw:custom-shape draw:style-name="gr12" draw:text-style-name="P11" draw:layer="layout" svg:width="0.8cm" svg:height="0.8cm" svg:x="13.234cm" svg:y="3.526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3" draw:layer="layout" svg:width="3.859cm" svg:height="0.886cm" svg:x="8.234cm" svg:y="3.477cm">
              <draw:text-box>
                <text:p><text:span text:style-name="T1">Least colours</text:span></text:p>
              </draw:text-box>
            </draw:frame>
          </draw:g>
          <draw:g>
            <draw:custom-shape draw:style-name="gr11" draw:text-style-name="P10" draw:layer="layout" svg:width="0.8cm" svg:height="0.8cm" svg:x="13.235cm" svg:y="4.605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1.505cm" svg:x="8.235cm" svg:y="4.532cm">
              <draw:text-box>
                <text:p><text:span text:style-name="T1">3 of a kind diff. col.</text:span></text:p>
              </draw:text-box>
            </draw:frame>
          </draw:g>
          <draw:g>
            <draw:custom-shape draw:style-name="gr11" draw:text-style-name="P10" draw:layer="layout" svg:width="0.8cm" svg:height="0.8cm" svg:x="13.236cm" svg:y="5.661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8.236cm" svg:y="5.588cm">
              <draw:text-box>
                <text:p><text:span text:style-name="T1">Sequence of three</text:span></text:p>
              </draw:text-box>
            </draw:frame>
          </draw:g>
          <draw:g>
            <draw:custom-shape draw:style-name="gr11" draw:text-style-name="P10" draw:layer="layout" svg:width="0.8cm" svg:height="0.8cm" svg:x="13.237cm" svg:y="6.71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8.237cm" svg:y="6.643cm">
              <draw:text-box>
                <text:p><text:span text:style-name="T1">Sequence of four</text:span></text:p>
              </draw:text-box>
            </draw:frame>
          </draw:g>
          <draw:g>
            <draw:custom-shape draw:style-name="gr11" draw:text-style-name="P10" draw:layer="layout" svg:width="0.8cm" svg:height="0.8cm" svg:x="13.238cm" svg:y="7.771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8.238cm" svg:y="7.698cm">
              <draw:text-box>
                <text:p><text:span text:style-name="T1">Sequence of five</text:span></text:p>
              </draw:text-box>
            </draw:frame>
          </draw:g>
          <draw:g>
            <draw:custom-shape draw:style-name="gr11" draw:text-style-name="P10" draw:layer="layout" svg:width="0.8cm" svg:height="0.8cm" svg:x="13.239cm" svg:y="8.826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8.239cm" svg:y="8.753cm">
              <draw:text-box>
                <text:p><text:span text:style-name="T1">Sequence of six</text:span></text:p>
              </draw:text-box>
            </draw:frame>
          </draw:g>
        </draw:g>
        <draw:g>
          <draw:custom-shape draw:style-name="gr1" draw:text-style-name="P1" draw:layer="layout" svg:width="6cm" svg:height="9cm" svg:x="15.468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0" draw:layer="layout" svg:width="0.8cm" svg:height="0.8cm" svg:x="20.468cm" svg:y="1.42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4.7cm" svg:height="0.886cm" svg:x="15.468cm" svg:y="1.353cm">
              <draw:text-box>
                <text:p><text:span text:style-name="T1">Correct sum</text:span></text:p>
              </draw:text-box>
            </draw:frame>
          </draw:g>
          <draw:g>
            <draw:custom-shape draw:style-name="gr12" draw:text-style-name="P11" draw:layer="layout" svg:width="0.8cm" svg:height="0.8cm" svg:x="20.468cm" svg:y="2.508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3" draw:layer="layout" svg:width="5.5cm" svg:height="0.886cm" svg:x="15.468cm" svg:y="2.408cm">
              <draw:text-box>
                <text:p><text:span text:style-name="T1">Closest sum</text:span></text:p>
              </draw:text-box>
            </draw:frame>
          </draw:g>
          <draw:g>
            <draw:custom-shape draw:style-name="gr12" draw:text-style-name="P11" draw:layer="layout" svg:width="0.8cm" svg:height="0.8cm" svg:x="20.468cm" svg:y="3.526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3" draw:layer="layout" svg:width="3.859cm" svg:height="0.886cm" svg:x="15.468cm" svg:y="3.477cm">
              <draw:text-box>
                <text:p><text:span text:style-name="T1">Least colours</text:span></text:p>
              </draw:text-box>
            </draw:frame>
          </draw:g>
          <draw:g>
            <draw:custom-shape draw:style-name="gr11" draw:text-style-name="P10" draw:layer="layout" svg:width="0.8cm" svg:height="0.8cm" svg:x="20.469cm" svg:y="4.605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1.505cm" svg:x="15.469cm" svg:y="4.532cm">
              <draw:text-box>
                <text:p><text:span text:style-name="T1">3 of a kind diff. col.</text:span></text:p>
              </draw:text-box>
            </draw:frame>
          </draw:g>
          <draw:g>
            <draw:custom-shape draw:style-name="gr11" draw:text-style-name="P10" draw:layer="layout" svg:width="0.8cm" svg:height="0.8cm" svg:x="20.47cm" svg:y="5.661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5.47cm" svg:y="5.588cm">
              <draw:text-box>
                <text:p><text:span text:style-name="T1">Sequence of three</text:span></text:p>
              </draw:text-box>
            </draw:frame>
          </draw:g>
          <draw:g>
            <draw:custom-shape draw:style-name="gr11" draw:text-style-name="P10" draw:layer="layout" svg:width="0.8cm" svg:height="0.8cm" svg:x="20.471cm" svg:y="6.71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5.471cm" svg:y="6.643cm">
              <draw:text-box>
                <text:p><text:span text:style-name="T1">Sequence of four</text:span></text:p>
              </draw:text-box>
            </draw:frame>
          </draw:g>
          <draw:g>
            <draw:custom-shape draw:style-name="gr11" draw:text-style-name="P10" draw:layer="layout" svg:width="0.8cm" svg:height="0.8cm" svg:x="20.472cm" svg:y="7.771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5.472cm" svg:y="7.698cm">
              <draw:text-box>
                <text:p><text:span text:style-name="T1">Sequence of five</text:span></text:p>
              </draw:text-box>
            </draw:frame>
          </draw:g>
          <draw:g>
            <draw:custom-shape draw:style-name="gr11" draw:text-style-name="P10" draw:layer="layout" svg:width="0.8cm" svg:height="0.8cm" svg:x="20.473cm" svg:y="8.826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5.473cm" svg:y="8.753cm">
              <draw:text-box>
                <text:p><text:span text:style-name="T1">Sequence of six</text:span></text:p>
              </draw:text-box>
            </draw:frame>
          </draw:g>
        </draw:g>
        <draw:g>
          <draw:custom-shape draw:style-name="gr1" draw:text-style-name="P1" draw:layer="layout" svg:width="6cm" svg:height="9cm" svg:x="22.7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0" draw:layer="layout" svg:width="0.8cm" svg:height="0.8cm" svg:x="27.7cm" svg:y="1.42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4.7cm" svg:height="0.886cm" svg:x="22.7cm" svg:y="1.353cm">
              <draw:text-box>
                <text:p><text:span text:style-name="T1">Correct sum</text:span></text:p>
              </draw:text-box>
            </draw:frame>
          </draw:g>
          <draw:g>
            <draw:custom-shape draw:style-name="gr12" draw:text-style-name="P11" draw:layer="layout" svg:width="0.8cm" svg:height="0.8cm" svg:x="27.7cm" svg:y="2.508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3" draw:layer="layout" svg:width="5.5cm" svg:height="0.886cm" svg:x="22.7cm" svg:y="2.408cm">
              <draw:text-box>
                <text:p><text:span text:style-name="T1">Closest sum</text:span></text:p>
              </draw:text-box>
            </draw:frame>
          </draw:g>
          <draw:g>
            <draw:custom-shape draw:style-name="gr12" draw:text-style-name="P11" draw:layer="layout" svg:width="0.8cm" svg:height="0.8cm" svg:x="27.7cm" svg:y="3.526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3" draw:layer="layout" svg:width="3.859cm" svg:height="0.886cm" svg:x="22.7cm" svg:y="3.477cm">
              <draw:text-box>
                <text:p><text:span text:style-name="T1">Least colours</text:span></text:p>
              </draw:text-box>
            </draw:frame>
          </draw:g>
          <draw:g>
            <draw:custom-shape draw:style-name="gr11" draw:text-style-name="P10" draw:layer="layout" svg:width="0.8cm" svg:height="0.8cm" svg:x="27.701cm" svg:y="4.605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1.505cm" svg:x="22.701cm" svg:y="4.532cm">
              <draw:text-box>
                <text:p><text:span text:style-name="T1">3 of a kind diff. col.</text:span></text:p>
              </draw:text-box>
            </draw:frame>
          </draw:g>
          <draw:g>
            <draw:custom-shape draw:style-name="gr11" draw:text-style-name="P10" draw:layer="layout" svg:width="0.8cm" svg:height="0.8cm" svg:x="27.702cm" svg:y="5.661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22.702cm" svg:y="5.588cm">
              <draw:text-box>
                <text:p><text:span text:style-name="T1">Sequence of three</text:span></text:p>
              </draw:text-box>
            </draw:frame>
          </draw:g>
          <draw:g>
            <draw:custom-shape draw:style-name="gr11" draw:text-style-name="P10" draw:layer="layout" svg:width="0.8cm" svg:height="0.8cm" svg:x="27.703cm" svg:y="6.71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22.703cm" svg:y="6.643cm">
              <draw:text-box>
                <text:p><text:span text:style-name="T1">Sequence of four</text:span></text:p>
              </draw:text-box>
            </draw:frame>
          </draw:g>
          <draw:g>
            <draw:custom-shape draw:style-name="gr11" draw:text-style-name="P10" draw:layer="layout" svg:width="0.8cm" svg:height="0.8cm" svg:x="27.704cm" svg:y="7.771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22.704cm" svg:y="7.698cm">
              <draw:text-box>
                <text:p><text:span text:style-name="T1">Sequence of five</text:span></text:p>
              </draw:text-box>
            </draw:frame>
          </draw:g>
          <draw:g>
            <draw:custom-shape draw:style-name="gr11" draw:text-style-name="P10" draw:layer="layout" svg:width="0.8cm" svg:height="0.8cm" svg:x="27.705cm" svg:y="8.826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22.705cm" svg:y="8.753cm">
              <draw:text-box>
                <text:p><text:span text:style-name="T1">Sequence of six</text:span></text:p>
              </draw:text-box>
            </draw:frame>
          </draw:g>
        </draw:g>
        <draw:g>
          <draw:custom-shape draw:style-name="gr1" draw:text-style-name="P1" draw:layer="layout" svg:width="6cm" svg:height="9cm" svg:x="1cm" svg:y="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0" draw:layer="layout" svg:width="0.8cm" svg:height="0.8cm" svg:x="6cm" svg:y="11.42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4.7cm" svg:height="0.886cm" svg:x="1cm" svg:y="11.353cm">
              <draw:text-box>
                <text:p><text:span text:style-name="T1">Correct sum</text:span></text:p>
              </draw:text-box>
            </draw:frame>
          </draw:g>
          <draw:g>
            <draw:custom-shape draw:style-name="gr12" draw:text-style-name="P11" draw:layer="layout" svg:width="0.8cm" svg:height="0.8cm" svg:x="6cm" svg:y="12.508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3" draw:layer="layout" svg:width="5.5cm" svg:height="0.886cm" svg:x="1cm" svg:y="12.408cm">
              <draw:text-box>
                <text:p><text:span text:style-name="T1">Closest sum</text:span></text:p>
              </draw:text-box>
            </draw:frame>
          </draw:g>
          <draw:g>
            <draw:custom-shape draw:style-name="gr12" draw:text-style-name="P11" draw:layer="layout" svg:width="0.8cm" svg:height="0.8cm" svg:x="6cm" svg:y="13.526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3" draw:layer="layout" svg:width="3.859cm" svg:height="0.886cm" svg:x="1cm" svg:y="13.477cm">
              <draw:text-box>
                <text:p><text:span text:style-name="T1">Least colours</text:span></text:p>
              </draw:text-box>
            </draw:frame>
          </draw:g>
          <draw:g>
            <draw:custom-shape draw:style-name="gr11" draw:text-style-name="P10" draw:layer="layout" svg:width="0.8cm" svg:height="0.8cm" svg:x="6.001cm" svg:y="14.605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1.505cm" svg:x="1.001cm" svg:y="14.532cm">
              <draw:text-box>
                <text:p><text:span text:style-name="T1">3 of a kind diff. col.</text:span></text:p>
              </draw:text-box>
            </draw:frame>
          </draw:g>
          <draw:g>
            <draw:custom-shape draw:style-name="gr11" draw:text-style-name="P10" draw:layer="layout" svg:width="0.8cm" svg:height="0.8cm" svg:x="6.002cm" svg:y="15.661cm">
              <text:p text:style-name="P7"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.002cm" svg:y="15.588cm">
              <draw:text-box>
                <text:p><text:span text:style-name="T1">Sequence of three</text:span></text:p>
              </draw:text-box>
            </draw:frame>
          </draw:g>
          <draw:g>
            <draw:custom-shape draw:style-name="gr11" draw:text-style-name="P10" draw:layer="layout" svg:width="0.8cm" svg:height="0.8cm" svg:x="6.003cm" svg:y="16.716cm">
              <text:p text:style-name="P7"><text:span text:style-name="T4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.003cm" svg:y="16.643cm">
              <draw:text-box>
                <text:p><text:span text:style-name="T1">Sequence of four</text:span></text:p>
              </draw:text-box>
            </draw:frame>
          </draw:g>
          <draw:g>
            <draw:custom-shape draw:style-name="gr11" draw:text-style-name="P10" draw:layer="layout" svg:width="0.8cm" svg:height="0.8cm" svg:x="6.004cm" svg:y="17.771cm">
              <text:p text:style-name="P7"><text:span text:style-name="T4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.004cm" svg:y="17.698cm">
              <draw:text-box>
                <text:p><text:span text:style-name="T1">Sequence of five</text:span></text:p>
              </draw:text-box>
            </draw:frame>
          </draw:g>
          <draw:g>
            <draw:custom-shape draw:style-name="gr11" draw:text-style-name="P10" draw:layer="layout" svg:width="0.8cm" svg:height="0.8cm" svg:x="6.005cm" svg:y="18.826cm">
              <text:p text:style-name="P7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2" draw:layer="layout" svg:width="5.199cm" svg:height="0.886cm" svg:x="1.005cm" svg:y="18.753cm">
              <draw:text-box>
                <text:p><text:span text:style-name="T1">Sequence of six</text:span></text:p>
              </draw:text-box>
            </draw:frame>
          </draw:g>
        </draw:g>
        <draw:frame draw:style-name="gr13" draw:text-style-name="P13" draw:layer="layout" svg:width="28.7cm" svg:height="1.19cm" svg:x="0.6cm" svg:y="20.5cm">
          <draw:text-box>
            <text:p text:style-name="P12"><text:span text:style-name="T5">© 2014 Paolo Montrasio – </text:span><text:span text:style-name="T5">paolo@paolomontrasio.com – </text:span><text:span text:style-name="T5">This work is licensed under a </text:span><text:span text:style-name="T5">Creative Commons Attribution-</text:span><text:span text:style-name="T5">NonCommercial-ShareAlike 4.0 </text:span><text:span text:style-name="T5">International License – </text:span><text:span text:style-name="T5">http://creativecommons.org/lice</text:span><text:span text:style-name="T5">nses/by-nc-sa/4.0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1:41:11.445937648</meta:creation-date>
    <dc:date>2017-09-03T18:19:32.929853070</dc:date>
    <meta:editing-duration>PT1H31M31S</meta:editing-duration>
    <meta:editing-cycles>16</meta:editing-cycles>
    <meta:generator>LibreOffice/5.4.1.2$Linux_X86_64 LibreOffice_project/40m0$Build-2</meta:generator>
    <meta:print-date>2014-12-06T12:38:19.971675402</meta:print-date>
    <meta:document-statistic meta:object-count="194"/>
  </office:meta>
</office:document-meta>
</file>